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DRANO GARAY, LUCY CARO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MERCIALIZADORA H &amp; G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DRANO GARAY, LUCY CARO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VASQUEZ PEZO, HENR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8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5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2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18:52:3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